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d3e5ab">
      <style:text-properties style:text-underline-style="none"/>
    </style:style>
    <style:style style:family="paragraph" style:name="aec826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1b7dff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1d12e3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1930d6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fab98a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6f0de9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46c6be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85e587" style:parent-style-name="Graphics">
      <style:graphic-properties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8e8d70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c38938" style:parent-style-name="Standard">
      <style:paragraph-properties fo:margin-left="7.5mm" fo:margin-right="0.0mm" fo:text-indent="-7.5mm"/>
      <style:text-properties/>
    </style:style>
    <style:style style:family="text" style:name="a92c382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057a18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dbe900" style:parent-style-name="Hyperlink">
      <style:text-properties style:text-underline-style="none"/>
    </style:style>
    <style:style style:family="text" style:name="a728653" style:parent-style-name="Hyperlink">
      <style:text-properties style:text-underline-style="none"/>
    </style:style>
    <style:style style:family="text" style:name="ab3be25" style:parent-style-name="Hyperlink">
      <style:text-properties style:text-underline-style="none"/>
    </style:style>
  </office:automatic-styles>
  <office:body>
    <office:text>
      <text:p text:style-name="a8e8d70"><draw:frame draw:style-name="a85e587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46c6be"/>
      <text:p text:style-name="a6f0de9"/>
      <text:p text:style-name="afab98a"/>
      <text:p text:style-name="a1930d6"/>
      <text:p text:style-name="ac38938"><text:a xlink:href="http://www.eins.de"><text:span text:style-name="Hyperlink">Kapitel</text:span></text:a><text:span text:style-name="ab3be25"><text:a xlink:href="http://www.eins.de"><text:s/><text:s/><text:s/><text:s text:c="3"/><text:s text:c="3"/><text:s text:c="4"/><text:s text:c="2"/><text:s text:c="5"/><text:s text:c="6"/><text:s text:c="2"/></text:a></text:span><text:a xlink:href="http://www.zwei.de"><text:span text:style-name="Hyperlink">10</text:span></text:a></text:p>
      <text:p text:style-name="aec826c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c5399c" style:parent-style-name="Header">
      <style:text-properties fo:font-size="10.0pt" style:font-name="Verdana" style:font-name-complex="Verdana" style:font-size-asian="10.0pt"/>
    </style:style>
    <style:style style:family="paragraph" style:name="aee2731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d1b3ca">
      <style:text-properties fo:font-size="10.0pt" style:font-name="Verdana" style:font-name-complex="Verdana" style:font-size-asian="10.0pt"/>
    </style:style>
    <style:style style:family="paragraph" style:name="ae7108b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e7108b"><text:span text:style-name="ad1b3ca">Handbuch Pastoralbüro<text:tab/>Kapitel 10 – 10.0 Inhaltsverzeichnis</text:span></text:p>
        <text:p text:style-name="aee2731"/>
        <text:p text:style-name="ac5399c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6</dc:date>
    <meta:editing-cycles>2</meta:editing-cycles>
    <meta:editing-duration>PT0.017S</meta:editing-duration>
  </office:meta>
</office:document-meta>
</file>